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le.executeDrawOpe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ale.setProportions( ProportionsAttribute p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le.performScale( PlanarImage im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ale.getH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ale.executeTransformOperation( Planar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ale.get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al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l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ortions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